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svg:stroke-opacity="100%" draw:fill-color="#729fcf" draw:opacity="100%" draw:textarea-horizontal-align="justify" draw:textarea-vertical-align="middle" draw:auto-grow-height="false" draw:shadow-opacity="100%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3" draw:text-style-name="P1" xml:id="id2" draw:id="id2" draw:layer="layout" svg:width="1.701cm" svg:height="1.663cm" svg:x="4.732cm" svg:y="5.54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701cm" svg:height="1.663cm" svg:x="5.132cm" svg:y="9.74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701cm" svg:height="1.663cm" svg:x="7.544cm" svg:y="13.32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701cm" svg:height="1.663cm" svg:x="12.572cm" svg:y="15.052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701cm" svg:height="1.663cm" svg:x="16.373cm" svg:y="12.466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1.701cm" svg:height="1.663cm" svg:x="15.87cm" svg:y="8.715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701cm" svg:height="1.663cm" svg:x="11.348cm" svg:y="6.538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9" draw:id="id9" draw:layer="layout" svg:width="1.701cm" svg:height="1.663cm" svg:x="9.137cm" svg:y="9.452cm">
          <text:p text:style-name="P3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701cm" svg:height="1.663cm" svg:x="15.635cm" svg:y="2.352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701cm" svg:height="1.663cm" svg:x="18.616cm" svg:y="5.969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701cm" svg:height="1.663cm" svg:x="1.952cm" svg:y="2.291cm">
          <text:p text:style-name="P2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3" draw:text-style-name="P1" xml:id="id17" draw:id="id17" draw:layer="layout" svg:width="1.701cm" svg:height="1.663cm" svg:x="20.123cm" svg:y="10.437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.701cm" svg:height="1.663cm" svg:x="20.994cm" svg:y="1.72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1.701cm" svg:height="1.663cm" svg:x="22.094cm" svg:y="6.12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3" draw:text-style-name="P1" xml:id="id18" draw:id="id18" draw:layer="layout" svg:width="1.701cm" svg:height="1.663cm" svg:x="11.516cm" svg:y="3.49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7T11:10:12.501907181</dc:date>
    <dc:creator>elucterio </dc:creator>
    <meta:editing-duration>PT8H48M27S</meta:editing-duration>
    <meta:editing-cycles>63</meta:editing-cycles>
    <meta:generator>LibreOffice/4.2.8.2$Linux_X86_64 LibreOffice_project/420m0$Build-2</meta:generator>
    <meta:document-statistic meta:object-count="35"/>
  </office:meta>
</office:document-meta>
</file>